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320000003703C90B168D63ACFC8.png" manifest:media-type="image/png"/>
  <manifest:file-entry manifest:full-path="Pictures/1000020100000320000003709E56DA55B384911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88cm, 0.753cm, 3.003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325cm" svg:height="10.49cm" draw:transform="skewX (-0.0120427718387609) translate (-0.086cm 0cm)">
          <draw:image xlink:href="Pictures/1000020100000320000003709E56DA55B3849115.png" xlink:type="simple" xlink:show="embed" xlink:actuate="onLoad" loext:mime-type="image/png">
            <text:p/>
          </draw:image>
        </draw:frame>
        <draw:frame draw:style-name="gr2" draw:text-style-name="P1" draw:layer="layout" svg:width="7.569cm" svg:height="10.49cm" svg:x="7.239cm" svg:y="0cm">
          <draw:image xlink:href="Pictures/1000020100000320000003703C90B168D63ACFC8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808cm" fo:page-height="10.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8T11:19:41.473373146</meta:creation-date>
    <dc:date>2019-09-28T11:32:22.229118388</dc:date>
    <meta:editing-duration>PT12M41S</meta:editing-duration>
    <meta:editing-cycles>2</meta:editing-cycles>
    <meta:generator>LibreOffice/6.2.7.1$Linux_X86_64 LibreOffice_project/20$Build-1</meta:generator>
    <meta:document-statistic meta:object-count="2"/>
  </office:meta>
</office:document-meta>
</file>